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, Helvetica, SimSun, sans-serif"/>
    <style:font-face style:name="华文楷体" svg:font-family="华文楷体" style:font-pitch="variable"/>
    <style:font-face style:name="宋体" svg:font-family="宋体" style:font-pitch="variable"/>
    <style:font-face style:name="新宋体" svg:font-family="新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6.134cm" fo:margin-left="-0.042cm" table:align="left" style:writing-mode="lr-tb"/>
    </style:style>
    <style:style style:name="表格1.A" style:family="table-column">
      <style:table-column-properties style:column-width="2.544cm"/>
    </style:style>
    <style:style style:name="表格1.B" style:family="table-column">
      <style:table-column-properties style:column-width="7.579cm"/>
    </style:style>
    <style:style style:name="表格1.C" style:family="table-column">
      <style:table-column-properties style:column-width="2.618cm"/>
    </style:style>
    <style:style style:name="表格1.D" style:family="table-column">
      <style:table-column-properties style:column-width="3.394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3" style:family="table-row">
      <style:table-row-properties fo:keep-together="always"/>
    </style:style>
    <style:style style:name="表格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style:font-name="宋体" officeooo:paragraph-rsid="00055fe8" style:font-name-asian="宋体"/>
    </style:style>
    <style:style style:name="P2" style:family="paragraph" style:parent-style-name="Standard">
      <style:text-properties style:font-name="宋体" officeooo:paragraph-rsid="0002e9bb" style:font-name-asian="宋体"/>
    </style:style>
    <style:style style:name="P3" style:family="paragraph" style:parent-style-name="Standard">
      <style:text-properties style:font-name="宋体" officeooo:paragraph-rsid="00043e45" style:font-name-asian="宋体"/>
    </style:style>
    <style:style style:name="P4" style:family="paragraph" style:parent-style-name="Standard">
      <style:text-properties style:font-name="宋体" officeooo:paragraph-rsid="00165b21" style:font-name-asian="宋体"/>
    </style:style>
    <style:style style:name="P5" style:family="paragraph" style:parent-style-name="Standard">
      <style:text-properties style:font-name="宋体" fo:font-size="14pt" fo:font-weight="bold" officeooo:paragraph-rsid="0003f77c" style:font-name-asian="宋体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宋体" fo:font-size="12pt" fo:font-weight="bold" officeooo:paragraph-rsid="0003f77c" style:font-name-asian="宋体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宋体" fo:font-size="12pt" officeooo:paragraph-rsid="0002e9bb" style:font-name-asian="宋体" style:font-size-asian="12pt" style:font-size-complex="12pt"/>
    </style:style>
    <style:style style:name="P8" style:family="paragraph" style:parent-style-name="Standard">
      <style:text-properties style:font-name="宋体" fo:font-size="10.5pt" officeooo:paragraph-rsid="00055fe8" style:font-name-asian="宋体" style:font-size-asian="10.5pt" style:font-size-complex="10.5pt"/>
    </style:style>
    <style:style style:name="P9" style:family="paragraph" style:parent-style-name="Standard">
      <style:text-properties style:font-name="宋体" fo:font-size="10.5pt" officeooo:paragraph-rsid="000dc758" style:font-name-asian="宋体" style:font-size-asian="10.5pt" style:font-size-complex="10.5pt"/>
    </style:style>
    <style:style style:name="P10" style:family="paragraph" style:parent-style-name="文档信息内容">
      <style:text-properties style:font-name="宋体" officeooo:paragraph-rsid="001d631a" style:font-name-asian="宋体"/>
    </style:style>
    <style:style style:name="P11" style:family="paragraph" style:parent-style-name="文档信息内容">
      <style:paragraph-properties style:snap-to-layout-grid="false"/>
      <style:text-properties style:font-name="宋体" officeooo:paragraph-rsid="001d631a" style:font-name-asian="宋体"/>
    </style:style>
    <style:style style:name="P12" style:family="paragraph" style:parent-style-name="文档信息">
      <style:text-properties style:font-name="宋体" officeooo:paragraph-rsid="001d631a" style:font-name-asian="宋体"/>
    </style:style>
    <style:style style:name="P13" style:family="paragraph" style:parent-style-name="Standard">
      <style:text-properties style:font-name="宋体" fo:font-size="14pt" fo:font-weight="bold" officeooo:rsid="001d631a" officeooo:paragraph-rsid="001d631a" style:font-name-asian="宋体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宋体" fo:font-size="14pt" fo:font-weight="bold" officeooo:rsid="00055fe8" officeooo:paragraph-rsid="001d631a" style:font-name-asian="宋体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宋体" officeooo:rsid="00055fe8" officeooo:paragraph-rsid="00055fe8" style:font-name-asian="宋体"/>
    </style:style>
    <style:style style:name="P16" style:family="paragraph" style:parent-style-name="Standard">
      <style:text-properties style:font-name="宋体" officeooo:rsid="00055fe8" officeooo:paragraph-rsid="0003f77c" style:font-name-asian="宋体"/>
    </style:style>
    <style:style style:name="P17" style:family="paragraph" style:parent-style-name="Standard">
      <style:text-properties style:font-name="宋体" officeooo:rsid="0002e9bb" officeooo:paragraph-rsid="0003f77c" style:font-name-asian="宋体"/>
    </style:style>
    <style:style style:name="P18" style:family="paragraph" style:parent-style-name="Standard">
      <style:text-properties style:font-name="宋体" officeooo:rsid="000301ea" officeooo:paragraph-rsid="0015014a" style:font-name-asian="宋体"/>
    </style:style>
    <style:style style:name="P19" style:family="paragraph" style:parent-style-name="Standard">
      <style:text-properties style:font-name="宋体" officeooo:rsid="000301ea" officeooo:paragraph-rsid="0002e9bb" style:font-name-asian="宋体"/>
    </style:style>
    <style:style style:name="P20" style:family="paragraph" style:parent-style-name="Standard">
      <style:text-properties style:font-name="宋体" officeooo:rsid="000301ea" officeooo:paragraph-rsid="00043e45" style:font-name-asian="宋体"/>
    </style:style>
    <style:style style:name="P21" style:family="paragraph" style:parent-style-name="Standard">
      <style:text-properties style:font-name="宋体" officeooo:rsid="001260a9" officeooo:paragraph-rsid="00284a27" style:font-name-asian="宋体"/>
    </style:style>
    <style:style style:name="P22" style:family="paragraph" style:parent-style-name="Standard">
      <style:text-properties style:font-name="宋体" officeooo:rsid="001260a9" officeooo:paragraph-rsid="002f659d" style:font-name-asian="宋体"/>
    </style:style>
    <style:style style:name="P23" style:family="paragraph" style:parent-style-name="Standard">
      <style:text-properties style:font-name="宋体" officeooo:paragraph-rsid="0015014a" style:font-name-asian="宋体"/>
    </style:style>
    <style:style style:name="P24" style:family="paragraph" style:parent-style-name="Standard">
      <style:text-properties style:font-name="宋体" officeooo:paragraph-rsid="003bdbad" style:font-name-asian="宋体"/>
    </style:style>
    <style:style style:name="P25" style:family="paragraph" style:parent-style-name="Standard">
      <style:text-properties style:font-name="宋体" fo:font-size="10.5pt" officeooo:rsid="0002e9bb" officeooo:paragraph-rsid="00055fe8" style:font-name-asian="宋体" style:font-size-asian="10.5pt" style:font-size-complex="10.5pt"/>
    </style:style>
    <style:style style:name="P26" style:family="paragraph" style:parent-style-name="Standard">
      <style:text-properties style:font-name="宋体" fo:font-size="10.5pt" officeooo:rsid="00055fe8" officeooo:paragraph-rsid="0003f77c" style:font-name-asian="宋体" style:font-size-asian="10.5pt" style:font-size-complex="10.5pt"/>
    </style:style>
    <style:style style:name="P27" style:family="paragraph" style:parent-style-name="Standard">
      <style:text-properties style:font-name="宋体" fo:font-size="10.5pt" officeooo:rsid="001a3f6b" officeooo:paragraph-rsid="001a3f6b" style:font-name-asian="宋体" style:font-size-asian="10.5pt" style:font-size-complex="10.5pt"/>
    </style:style>
    <style:style style:name="P28" style:family="paragraph" style:parent-style-name="Standard">
      <style:text-properties style:font-name="宋体" fo:font-size="10.5pt" officeooo:paragraph-rsid="0002e9bb" style:font-name-asian="宋体" style:font-size-asian="10.5pt" style:font-size-complex="10.5pt"/>
    </style:style>
    <style:style style:name="P29" style:family="paragraph" style:parent-style-name="Standard">
      <style:text-properties style:font-name="宋体" fo:font-size="10.5pt" officeooo:rsid="000301ea" officeooo:paragraph-rsid="0002e9bb" style:font-name-asian="宋体" style:font-size-asian="10.5pt" style:font-size-complex="10.5pt"/>
    </style:style>
    <style:style style:name="P30" style:family="paragraph" style:parent-style-name="Standard">
      <style:text-properties style:font-name="宋体" fo:font-size="10.5pt" officeooo:rsid="000301ea" officeooo:paragraph-rsid="0034ce67" style:font-name-asian="宋体" style:font-size-asian="10.5pt" style:font-size-complex="10.5pt"/>
    </style:style>
    <style:style style:name="P31" style:family="paragraph" style:parent-style-name="Standard">
      <style:text-properties style:font-name="宋体" fo:font-size="10.5pt" officeooo:rsid="000301ea" officeooo:paragraph-rsid="00352751" style:font-name-asian="宋体" style:font-size-asian="10.5pt" style:font-size-complex="10.5pt"/>
    </style:style>
    <style:style style:name="P32" style:family="paragraph" style:parent-style-name="Standard">
      <style:text-properties style:font-name="宋体" fo:font-size="10.5pt" officeooo:rsid="000301ea" officeooo:paragraph-rsid="003ef034" style:font-name-asian="宋体" style:font-size-asian="10.5pt" style:font-size-complex="10.5pt"/>
    </style:style>
    <style:style style:name="P33" style:family="paragraph" style:parent-style-name="Standard">
      <style:text-properties style:font-name="宋体" fo:font-size="10.5pt" officeooo:rsid="000301ea" officeooo:paragraph-rsid="004093c2" style:font-name-asian="宋体" style:font-size-asian="10.5pt" style:font-size-complex="10.5pt"/>
    </style:style>
    <style:style style:name="P34" style:family="paragraph" style:parent-style-name="Standard">
      <style:text-properties style:font-name="宋体" fo:font-size="10.5pt" officeooo:paragraph-rsid="00365ef4" style:font-name-asian="宋体" style:font-size-asian="10.5pt" style:font-size-complex="10.5pt"/>
    </style:style>
    <style:style style:name="P35" style:family="paragraph" style:parent-style-name="Standard">
      <style:text-properties style:font-name="宋体" fo:font-size="10.5pt" fo:font-weight="bold" officeooo:paragraph-rsid="0015014a" style:font-name-asian="宋体" style:font-size-asian="10.5pt" style:font-weight-asian="bold" style:font-size-complex="10.5pt" style:font-weight-complex="bold"/>
    </style:style>
    <style:style style:name="P36" style:family="paragraph" style:parent-style-name="Standard">
      <style:text-properties style:font-name="宋体" fo:font-size="10.5pt" fo:font-weight="bold" officeooo:paragraph-rsid="00284a27" style:font-name-asian="宋体" style:font-size-asian="10.5pt" style:font-weight-asian="bold" style:font-size-complex="10.5pt" style:font-weight-complex="bold"/>
    </style:style>
    <style:style style:name="P37" style:family="paragraph" style:parent-style-name="Standard">
      <style:text-properties style:font-name="宋体" fo:font-size="10.5pt" fo:font-weight="bold" officeooo:rsid="001260a9" officeooo:paragraph-rsid="002bfb53" style:font-name-asian="宋体" style:font-size-asian="10.5pt" style:font-weight-asian="bold" style:font-size-complex="10.5pt" style:font-weight-complex="bold"/>
    </style:style>
    <style:style style:name="P38" style:family="paragraph" style:parent-style-name="Standard">
      <style:text-properties style:font-name="宋体" fo:font-size="12pt" fo:font-weight="bold" officeooo:rsid="001f9011" officeooo:paragraph-rsid="0003f77c" style:font-name-asian="宋体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宋体" fo:font-size="12pt" fo:font-weight="bold" officeooo:paragraph-rsid="00281103" style:font-name-asian="宋体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宋体" fo:font-size="12pt" fo:font-weight="normal" officeooo:paragraph-rsid="0003f77c" style:font-name-asian="宋体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宋体" fo:font-size="12pt" officeooo:paragraph-rsid="0035ea84" style:font-name-asian="宋体" style:font-size-asian="12pt" style:font-size-complex="12pt"/>
    </style:style>
    <style:style style:name="P42" style:family="paragraph" style:parent-style-name="Standard">
      <style:text-properties style:font-name="宋体" fo:font-size="12pt" officeooo:paragraph-rsid="00365ef4" style:font-name-asian="宋体" style:font-size-asian="12pt" style:font-size-complex="12pt"/>
    </style:style>
    <style:style style:name="P43" style:family="paragraph" style:parent-style-name="Standard">
      <style:text-properties style:font-name="宋体" fo:font-size="12pt" officeooo:paragraph-rsid="003ef034" style:font-name-asian="宋体" style:font-size-asian="12pt" style:font-size-complex="12pt"/>
    </style:style>
    <style:style style:name="P44" style:family="paragraph" style:parent-style-name="Standard">
      <style:text-properties style:font-name="宋体" fo:font-size="12pt" officeooo:paragraph-rsid="004093c2" style:font-name-asian="宋体" style:font-size-asian="12pt" style:font-size-complex="12pt"/>
    </style:style>
    <style:style style:name="P45" style:family="paragraph" style:parent-style-name="Standard">
      <style:text-properties style:font-name="宋体" fo:font-size="12pt" officeooo:paragraph-rsid="00417131" style:font-name-asian="宋体" style:font-size-asian="12pt" style:font-size-complex="12pt"/>
    </style:style>
    <style:style style:name="P46" style:family="paragraph" style:parent-style-name="Standard">
      <style:text-properties style:font-name="宋体" fo:font-size="12pt" officeooo:paragraph-rsid="004330d7" style:font-name-asian="宋体" style:font-size-asian="12pt" style:font-size-complex="12pt"/>
    </style:style>
    <style:style style:name="P47" style:family="paragraph" style:parent-style-name="Standard">
      <style:text-properties style:font-name="宋体" fo:font-size="12pt" officeooo:paragraph-rsid="00433950" style:font-name-asian="宋体" style:font-size-asian="12pt" style:font-size-complex="12pt"/>
    </style:style>
    <style:style style:name="P48" style:family="paragraph" style:parent-style-name="Standard">
      <style:text-properties style:font-name="宋体" fo:font-size="12pt" officeooo:paragraph-rsid="0044932e" style:font-name-asian="宋体" style:font-size-asian="12pt" style:font-size-complex="12pt"/>
    </style:style>
    <style:style style:name="P49" style:family="paragraph" style:parent-style-name="Standard">
      <style:text-properties style:font-name="宋体" fo:font-size="12pt" officeooo:paragraph-rsid="00453802" style:font-name-asian="宋体" style:font-size-asian="12pt" style:font-size-complex="12pt"/>
    </style:style>
    <style:style style:name="P50" style:family="paragraph" style:parent-style-name="Standard">
      <style:text-properties style:use-window-font-color="true" style:font-name="宋体" fo:font-size="10.5pt" fo:font-weight="normal" officeooo:rsid="00220bcb" officeooo:paragraph-rsid="0023c2b3" style:font-name-asian="宋体" style:font-size-asian="10.5pt" style:font-weight-asian="normal" style:font-size-complex="10.5pt" style:font-weight-complex="normal"/>
    </style:style>
    <style:style style:name="P51" style:family="paragraph">
      <style:paragraph-properties fo:text-align="center"/>
    </style:style>
    <style:style style:name="T1" style:family="text">
      <style:text-properties officeooo:rsid="0002e9bb"/>
    </style:style>
    <style:style style:name="T2" style:family="text">
      <style:text-properties officeooo:rsid="000301ea"/>
    </style:style>
    <style:style style:name="T3" style:family="text">
      <style:text-properties officeooo:rsid="0003f77c"/>
    </style:style>
    <style:style style:name="T4" style:family="text">
      <style:text-properties officeooo:rsid="00055fe8"/>
    </style:style>
    <style:style style:name="T5" style:family="text">
      <style:text-properties officeooo:rsid="000c1852"/>
    </style:style>
    <style:style style:name="T6" style:family="text">
      <style:text-properties officeooo:rsid="000c212b"/>
    </style:style>
    <style:style style:name="T7" style:family="text">
      <style:text-properties officeooo:rsid="000dc758"/>
    </style:style>
    <style:style style:name="T8" style:family="text">
      <style:text-properties officeooo:rsid="000ddcda"/>
    </style:style>
    <style:style style:name="T9" style:family="text">
      <style:text-properties officeooo:rsid="000f388b"/>
    </style:style>
    <style:style style:name="T10" style:family="text">
      <style:text-properties officeooo:rsid="00122d45"/>
    </style:style>
    <style:style style:name="T11" style:family="text">
      <style:text-properties officeooo:rsid="001260a9"/>
    </style:style>
    <style:style style:name="T12" style:family="text">
      <style:text-properties officeooo:rsid="0015014a"/>
    </style:style>
    <style:style style:name="T13" style:family="text">
      <style:text-properties fo:font-size="10.5pt" officeooo:rsid="0015864d" style:font-size-asian="10.5pt" style:font-size-complex="10.5pt"/>
    </style:style>
    <style:style style:name="T14" style:family="text">
      <style:text-properties fo:font-size="10.5pt" officeooo:rsid="0015864d" style:font-size-asian="10.5pt" style:font-name-complex="新宋体" style:font-size-complex="10.5pt"/>
    </style:style>
    <style:style style:name="T15" style:family="text">
      <style:text-properties fo:font-size="10.5pt" officeooo:rsid="00165b21" style:font-size-asian="10.5pt" style:font-name-complex="新宋体" style:font-size-complex="10.5pt"/>
    </style:style>
    <style:style style:name="T16" style:family="text">
      <style:text-properties fo:font-size="10.5pt" officeooo:rsid="001a11dd" style:font-size-asian="10.5pt" style:font-name-complex="新宋体" style:font-size-complex="10.5pt"/>
    </style:style>
    <style:style style:name="T17" style:family="text">
      <style:text-properties fo:font-size="10.5pt" fo:font-weight="normal" officeooo:rsid="001f9011" style:font-size-asian="9.14999961853027pt" style:font-weight-asian="normal" style:font-size-complex="10.5pt" style:font-weight-complex="normal"/>
    </style:style>
    <style:style style:name="T18" style:family="text">
      <style:text-properties fo:font-size="10.5pt" fo:font-weight="normal" officeooo:rsid="00220bcb" style:font-size-asian="9.14999961853027pt" style:font-weight-asian="normal" style:font-size-complex="10.5pt" style:font-weight-complex="normal"/>
    </style:style>
    <style:style style:name="T19" style:family="text">
      <style:text-properties fo:font-size="10.5pt" fo:font-weight="normal" officeooo:rsid="000301ea" style:font-size-asian="9.14999961853027pt" style:font-weight-asian="normal" style:font-size-complex="10.5pt" style:font-weight-complex="normal"/>
    </style:style>
    <style:style style:name="T20" style:family="text">
      <style:text-properties fo:font-size="10.5pt" fo:font-weight="normal" officeooo:rsid="003dcd1a" style:font-size-asian="9.14999961853027pt" style:font-weight-asian="normal" style:font-size-complex="10.5pt" style:font-weight-complex="normal"/>
    </style:style>
    <style:style style:name="T21" style:family="text">
      <style:text-properties fo:font-size="10.5pt" fo:font-weight="normal" officeooo:rsid="0034ce67" style:font-size-asian="10.5pt" style:font-weight-asian="normal" style:font-size-complex="10.5pt" style:font-weight-complex="normal"/>
    </style:style>
    <style:style style:name="T22" style:family="text">
      <style:text-properties fo:font-size="10.5pt" fo:font-weight="normal" officeooo:rsid="003ef034" style:font-size-asian="10.5pt" style:font-weight-asian="normal" style:font-size-complex="10.5pt" style:font-weight-complex="normal"/>
    </style:style>
    <style:style style:name="T23" style:family="text">
      <style:text-properties fo:font-size="10.5pt" fo:font-weight="normal" officeooo:rsid="004093c2" style:font-size-asian="10.5pt" style:font-weight-asian="normal" style:font-size-complex="10.5pt" style:font-weight-complex="normal"/>
    </style:style>
    <style:style style:name="T24" style:family="text">
      <style:text-properties fo:font-size="10.5pt" fo:font-weight="normal" officeooo:rsid="00417131" style:font-size-asian="10.5pt" style:font-weight-asian="normal" style:font-size-complex="10.5pt" style:font-weight-complex="normal"/>
    </style:style>
    <style:style style:name="T25" style:family="text">
      <style:text-properties fo:font-size="10.5pt" fo:font-weight="normal" officeooo:rsid="004330d7" style:font-size-asian="10.5pt" style:font-weight-asian="normal" style:font-size-complex="10.5pt" style:font-weight-complex="normal"/>
    </style:style>
    <style:style style:name="T26" style:family="text">
      <style:text-properties fo:font-size="10.5pt" fo:font-weight="normal" officeooo:rsid="00433950" style:font-size-asian="10.5pt" style:font-weight-asian="normal" style:font-size-complex="10.5pt" style:font-weight-complex="normal"/>
    </style:style>
    <style:style style:name="T27" style:family="text">
      <style:text-properties fo:font-size="10.5pt" fo:font-weight="normal" officeooo:rsid="0044932e" style:font-size-asian="10.5pt" style:font-weight-asian="normal" style:font-size-complex="10.5pt" style:font-weight-complex="normal"/>
    </style:style>
    <style:style style:name="T28" style:family="text">
      <style:text-properties fo:font-size="10.5pt" fo:font-weight="normal" officeooo:rsid="00453802" style:font-size-asian="10.5pt" style:font-weight-asian="normal" style:font-size-complex="10.5pt" style:font-weight-complex="normal"/>
    </style:style>
    <style:style style:name="T29" style:family="text">
      <style:text-properties fo:font-weight="bold" officeooo:rsid="0002e9bb" style:font-weight-asian="bold" style:font-weight-complex="bold"/>
    </style:style>
    <style:style style:name="T30" style:family="text">
      <style:text-properties fo:font-weight="bold" officeooo:rsid="00055fe8" style:font-weight-asian="bold" style:font-weight-complex="bold"/>
    </style:style>
    <style:style style:name="T31" style:family="text">
      <style:text-properties fo:font-weight="bold" officeooo:rsid="000301ea" style:font-weight-asian="bold" style:font-weight-complex="bold"/>
    </style:style>
    <style:style style:name="T32" style:family="text">
      <style:text-properties fo:font-weight="bold" officeooo:rsid="0005ce4e" style:font-weight-asian="bold" style:font-weight-complex="bold"/>
    </style:style>
    <style:style style:name="T33" style:family="text">
      <style:text-properties fo:font-weight="bold" officeooo:rsid="00043e45" style:font-weight-asian="bold" style:font-weight-complex="bold"/>
    </style:style>
    <style:style style:name="T34" style:family="text">
      <style:text-properties fo:font-weight="bold" officeooo:rsid="000f19d6" style:font-weight-asian="bold" style:font-weight-complex="bold"/>
    </style:style>
    <style:style style:name="T35" style:family="text">
      <style:text-properties fo:font-weight="bold" officeooo:rsid="0003f77c" style:font-weight-asian="bold" style:font-weight-complex="bold"/>
    </style:style>
    <style:style style:name="T36" style:family="text">
      <style:text-properties officeooo:rsid="001c226a"/>
    </style:style>
    <style:style style:name="T37" style:family="text">
      <style:text-properties fo:font-weight="normal" officeooo:rsid="0005ce4e" style:font-weight-asian="normal" style:font-weight-complex="normal"/>
    </style:style>
    <style:style style:name="T38" style:family="text">
      <style:text-properties fo:font-weight="normal" officeooo:rsid="001cd66f" style:font-weight-asian="normal" style:font-weight-complex="normal"/>
    </style:style>
    <style:style style:name="T39" style:family="text">
      <style:text-properties fo:font-weight="normal" officeooo:rsid="000301ea" style:font-weight-asian="normal" style:font-weight-complex="normal"/>
    </style:style>
    <style:style style:name="T40" style:family="text">
      <style:text-properties fo:font-weight="normal" officeooo:rsid="0037f10b" style:font-weight-asian="normal" style:font-weight-complex="normal"/>
    </style:style>
    <style:style style:name="T41" style:family="text">
      <style:text-properties fo:font-weight="normal" officeooo:rsid="00391f6a" style:font-weight-asian="normal" style:font-weight-complex="normal"/>
    </style:style>
    <style:style style:name="T42" style:family="text">
      <style:text-properties fo:font-weight="normal" officeooo:rsid="003d37e0" style:font-weight-asian="normal" style:font-weight-complex="normal"/>
    </style:style>
    <style:style style:name="T43" style:family="text">
      <style:text-properties fo:font-weight="normal" officeooo:rsid="0034ce67" style:font-weight-asian="normal" style:font-weight-complex="normal"/>
    </style:style>
    <style:style style:name="T44" style:family="text">
      <style:text-properties fo:font-weight="normal" officeooo:rsid="003ef034" style:font-weight-asian="normal" style:font-weight-complex="normal"/>
    </style:style>
    <style:style style:name="T45" style:family="text">
      <style:text-properties fo:font-weight="normal" officeooo:rsid="004093c2" style:font-weight-asian="normal" style:font-weight-complex="normal"/>
    </style:style>
    <style:style style:name="T46" style:family="text">
      <style:text-properties officeooo:rsid="001e8cfe"/>
    </style:style>
    <style:style style:name="T47" style:family="text">
      <style:text-properties officeooo:rsid="001f9011"/>
    </style:style>
    <style:style style:name="T48" style:family="text">
      <style:text-properties fo:font-size="12pt" fo:font-weight="bold" officeooo:rsid="00055fe8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0301ea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letter-spacing="normal" style:font-style-asian="normal"/>
    </style:style>
    <style:style style:name="T51" style:family="text">
      <style:text-properties fo:font-variant="normal" fo:text-transform="none" fo:letter-spacing="normal" officeooo:rsid="0023c2b3" style:font-style-asian="normal"/>
    </style:style>
    <style:style style:name="T52" style:family="text">
      <style:text-properties fo:font-variant="normal" fo:text-transform="none" fo:letter-spacing="normal" officeooo:rsid="00246f59" style:font-style-asian="normal"/>
    </style:style>
    <style:style style:name="T53" style:family="text">
      <style:text-properties officeooo:rsid="00281103"/>
    </style:style>
    <style:style style:name="T54" style:family="text">
      <style:text-properties officeooo:rsid="00284a27"/>
    </style:style>
    <style:style style:name="T55" style:family="text">
      <style:text-properties officeooo:rsid="0028f50b"/>
    </style:style>
    <style:style style:name="T56" style:family="text">
      <style:text-properties officeooo:rsid="002a4853"/>
    </style:style>
    <style:style style:name="T57" style:family="text">
      <style:text-properties officeooo:rsid="002bebd0"/>
    </style:style>
    <style:style style:name="T58" style:family="text">
      <style:text-properties officeooo:rsid="002f659d"/>
    </style:style>
    <style:style style:name="T59" style:family="text">
      <style:text-properties officeooo:rsid="00305afc"/>
    </style:style>
    <style:style style:name="T60" style:family="text">
      <style:text-properties officeooo:rsid="0030da76"/>
    </style:style>
    <style:style style:name="T61" style:family="text">
      <style:text-properties officeooo:rsid="003381e5"/>
    </style:style>
    <style:style style:name="T62" style:family="text">
      <style:text-properties officeooo:rsid="0034ce67"/>
    </style:style>
    <style:style style:name="gr1" style:family="graphic">
      <style:graphic-properties style:run-through="back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background"/>
    </style:style>
    <style:style style:name="gr3" style:family="graphic">
      <style:graphic-properties draw:textarea-horizontal-align="justify" draw:textarea-vertical-align="middle" draw:auto-grow-height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基于Web的故障诊断系统</text:p>
      <text:p text:style-name="P1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2">编写</text:p>
          </table:table-cell>
          <table:table-cell table:style-name="表格1.A1" office:value-type="string">
            <text:p text:style-name="P10">王宁远</text:p>
          </table:table-cell>
          <table:table-cell table:style-name="表格1.A1" office:value-type="string">
            <text:p text:style-name="P12">编写时间</text:p>
          </table:table-cell>
          <table:table-cell table:style-name="表格1.D1" office:value-type="string">
            <text:p text:style-name="P10">2013.<text:span text:style-name="T46">4</text:span>.<text:span text:style-name="T46">22</text:span></text:p>
          </table:table-cell>
        </table:table-row>
        <table:table-row table:style-name="表格1.1">
          <table:table-cell table:style-name="表格1.A1" office:value-type="string">
            <text:p text:style-name="P12">审批</text:p>
          </table:table-cell>
          <table:table-cell table:style-name="表格1.A1" office:value-type="string">
            <text:p text:style-name="P11"/>
          </table:table-cell>
          <table:table-cell table:style-name="表格1.A1" office:value-type="string">
            <text:p text:style-name="P12">审批时间</text:p>
          </table:table-cell>
          <table:table-cell table:style-name="表格1.D1" office:value-type="string">
            <text:p text:style-name="P11"/>
          </table:table-cell>
        </table:table-row>
        <table:table-row table:style-name="表格1.3">
          <table:table-cell table:style-name="表格1.A3" office:value-type="string">
            <text:p text:style-name="P12">文档版本</text:p>
          </table:table-cell>
          <table:table-cell table:style-name="表格1.D1" table:number-columns-spanned="3" office:value-type="string">
            <text:p text:style-name="P10">V0.1</text:p>
          </table:table-cell>
          <table:covered-table-cell/>
          <table:covered-table-cell/>
        </table:table-row>
      </table:table>
      <text:p text:style-name="P14"/>
      <text:p text:style-name="P14">1.系统概述</text:p>
      <text:p text:style-name="P15"/>
      <text:p text:style-name="P1"><text:span text:style-name="T1"><text:tab/></text:span><text:span text:style-name="T29">1.1 系统结构概述</text:span></text:p>
      <text:p text:style-name="P8"><text:span text:style-name="T1"><text:tab/><text:tab/>该故障诊断系统是基于</text:span><text:span text:style-name="T5">Web技术的，</text:span><text:span text:style-name="T1">采用Django框架进行设计。一般情形下的系统运行会按照如下流程进行：</text:span></text:p>
      <text:p text:style-name="P25"><text:tab/></text:p>
      <text:p text:style-name="P26"><draw:g text:anchor-type="paragraph" draw:z-index="0" draw:style-name="gr1"><draw:custom-shape draw:style-name="gr2" svg:width="1.038cm" svg:height="0.639cm" svg:x="3.331cm" svg:y="0.3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svg:width="2.117cm" svg:height="1.288cm" svg:x="1.214cm" svg:y="0.081cm"><text:p text:style-name="P51">URL请求</text:p><draw:enhanced-geometry svg:viewBox="0 0 21600 21600" draw:glue-points="10800 0 0 10800 10800 21600 21600 10800" draw:type="flowchart-process" draw:enhanced-path="M 0 0 L 21600 0 21600 21600 0 21600 0 0 Z N"/></draw:custom-shape><draw:custom-shape draw:style-name="gr3" svg:width="2.117cm" svg:height="1.288cm" svg:x="4.389cm" svg:y="0.044cm"><text:p>查询urls.py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1" svg:width="3.111cm" svg:height="1.382cm" svg:x="7.541cm" svg:y="-0.032cm"><text:p text:style-name="P51">调用相应的View</text:p><draw:enhanced-geometry svg:viewBox="0 0 21600 21600" draw:glue-points="10800 0 0 10800 10800 21600 21600 10800" draw:type="flowchart-process" draw:enhanced-path="M 0 0 L 21600 0 21600 21600 0 21600 0 0 Z N"/></draw:custom-shape><draw:custom-shape draw:style-name="gr2" svg:width="1.038cm" svg:height="0.639cm" svg:x="6.506cm" svg:y="0.3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" svg:width="0.618cm" svg:height="1.126cm" svg:x="8.688cm" svg:y="1.3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draw:text-style-name="P51" svg:width="3.264cm" svg:height="1.35cm" svg:x="7.541cm" svg:y="2.478cm"><text:p text:style-name="P51">View调用模板文件</text:p><draw:enhanced-geometry svg:viewBox="0 0 21600 21600" draw:glue-points="10800 0 0 10800 10800 21600 21600 10800" draw:type="flowchart-process" draw:enhanced-path="M 0 0 L 21600 0 21600 21600 0 21600 0 0 Z N"/></draw:custom-shape><draw:custom-shape draw:style-name="gr2" svg:width="1.038cm" svg:height="0.639cm" svg:x="10.651cm" svg:y="0.3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draw:text-style-name="P51" svg:width="3.64cm" svg:height="1.405cm" svg:x="11.663cm" svg:y="-0.02cm"><text:p text:style-name="P51">执行相应Python代码</text:p><draw:enhanced-geometry svg:viewBox="0 0 21600 21600" draw:glue-points="10800 0 0 10800 10800 21600 21600 10800" draw:type="flowchart-process" draw:enhanced-path="M 0 0 L 21600 0 21600 21600 0 21600 0 0 Z N"/></draw:custom-shape></draw:g></text:p>
      <text:p text:style-name="P26"/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9"><text:span text:style-name="T4"><text:s text:c="4"/>具体而言</text:span><text:span text:style-name="T6">，当浏览器给出用户请求的URL时，系统查询urls.py，urls.</text:span><text:span text:style-name="T7">py将正则表达式同view(视图)进行匹配，</text:span><text:span text:style-name="T6">当url匹配urls.</text:span><text:span text:style-name="T7">py中的某个正则表达式，系统即调用一个</text:span><text:span text:style-name="T8">v</text:span><text:span text:style-name="T7">iew</text:span><text:span text:style-name="T8">。view在Django中以一个函数的形式存在。通常而言，系统要求view返回一个具体的html页面，直接在view函数中组织html代码并不是方便的选择，所以通常选择使用模板系统。</text:span></text:p>
      <text:p text:style-name="P9"><text:span text:style-name="T8"><text:tab/>模板是一个html文件，可以</text:span><text:span text:style-name="T9">向其中</text:span><text:span text:style-name="T8">嵌入python代码，也可以由view传递参数进去。也就是说，view向模板文件传入参数和嵌入代码，当参数被实例化，以及python代码被执行后。模板成为了一个真正的html文件，作为参数被</text:span><text:span text:style-name="T10">v</text:span><text:span text:style-name="T8">iew返回，显示在用户面前。</text:span></text:p>
      <text:p text:style-name="P40"><text:span text:style-name="T4"><text:tab/>此外，在</text:span><text:span text:style-name="T53">Django的框架中，系统的运作是以</text:span><text:span text:style-name="T54">App为单位进行的，每个App有着自己独立的views.py,urls.py,models.py.他们被组织在一起，以完成特定的功能为目的。</text:span></text:p>
      <text:p text:style-name="P39"><text:span text:style-name="T4"><text:tab/></text:span></text:p>
      <text:p text:style-name="P39"><text:span text:style-name="T4"/></text:p>
      <text:p text:style-name="P39"><text:span text:style-name="T4"><text:tab/></text:span><text:span text:style-name="T47">1.2系统功能设计</text:span></text:p>
      <text:p text:style-name="P6"><text:span text:style-name="T47"/></text:p>
      <text:p text:style-name="P6"><text:span text:style-name="T47"><text:tab/></text:span><text:span text:style-name="T17">该故障诊断系统目前实现的功能如下</text:span><text:span text:style-name="T18">：</text:span></text:p>
      <text:p text:style-name="P50"><text:span text:style-name="T50"/></text:p>
      <text:p text:style-name="P50"><text:span text:style-name="T50"><text:tab/></text:span><text:span text:style-name="T51">(1).</text:span><text:span text:style-name="T50">可以直接查询，或者进行模糊搜索故障模式。</text:span><text:line-break/><text:tab/><text:span text:style-name="T51">(2).</text:span><text:span text:style-name="T50">系统会找出指定故障模式的子模式，通过数据库中的特定属性判断是否需要进行人工检测，并<text:tab/><text:tab/>给出与检测相关的信息。</text:span><text:line-break/><text:tab/><text:span text:style-name="T51">(3).</text:span><text:span text:style-name="T52">提供了</text:span><text:span text:style-name="T50">调用外部测试函数的接口。</text:span></text:p>
      <text:p text:style-name="P38"/>
      <text:p text:style-name="P5"><text:span text:style-name="T4">2</text:span><text:span text:style-name="T1">.UI设计</text:span></text:p>
      <text:p text:style-name="P17"/>
      <text:p text:style-name="P2"><text:span text:style-name="T1"><text:tab/></text:span><text:span text:style-name="T48">2</text:span><text:span text:style-name="T49">.</text:span><text:span text:style-name="T48">1 </text:span><text:span text:style-name="T49">URL设计</text:span></text:p>
      <text:p text:style-name="P18"><text:tab/></text:p>
      <text:p text:style-name="P23"><text:span text:style-name="T2"><text:tab/></text:span><text:span text:style-name="T11">如前文所述，URL设计即是使特定的URL匹配特定的正则表达式，并由预留的映射关系调用相应的View函数。</text:span></text:p>
      <text:p text:style-name="P23"><text:span text:style-name="T11"><text:tab/>在本系统中</text:span><text:span text:style-name="T54">，存在两个urls.py文件，其中一个位于project根目录下，另一个存在于名为fault_data的app的目录下。</text:span></text:p>
      <text:p text:style-name="P23"><text:soft-page-break/><text:span text:style-name="T54">他们的内容被设计如下：</text:span></text:p>
      <text:p text:style-name="P36"><text:span text:style-name="T54"/></text:p>
      <text:p text:style-name="P36"><text:span text:style-name="T54">1.</text:span></text:p>
      <text:p text:style-name="P35"><text:span text:style-name="T54">/mysite/urls.py</text:span></text:p>
      <text:p text:style-name="P36"><text:span text:style-name="T54"><text:tab/>url(r'^fault_data/', include('fault_data.urls')),</text:span></text:p>
      <text:p text:style-name="P36"><text:span text:style-name="T54"><text:tab/>url(r'^$', homepage_view),</text:span></text:p>
      <text:p text:style-name="P36"><text:span text:style-name="T54"><text:tab/>url(r'^test/', test_view),</text:span></text:p>
      <text:p text:style-name="P36"><text:span text:style-name="T54"><text:tab/>url(r'^media/(?P&lt;path&gt;.*)$', 'django.views.static.serve',{'document_root': settings.MEDIA_ROOT}),</text:span></text:p>
      <text:p text:style-name="P36"><text:span text:style-name="T54"/></text:p>
      <text:p text:style-name="P36"><text:span text:style-name="T54">2./fault_data/urls.py</text:span></text:p>
      <text:p text:style-name="P36"><text:span text:style-name="T54"><text:tab/>(r'^databrowse/(.*)', databrowse.site.root),</text:span></text:p>
      <text:p text:style-name="P36"><text:span text:style-name="T54"><text:tab/>url(r'^$', views.databrose, name='databrose'),</text:span></text:p>
      <text:p text:style-name="P36"><text:span text:style-name="T54"><text:tab/>url(r'^search-form/$', views.search_form),</text:span></text:p>
      <text:p text:style-name="P36"><text:span text:style-name="T54"><text:tab/>url(r'^search/$', views.search),</text:span></text:p>
      <text:p text:style-name="P36"><text:span text:style-name="T54"><text:tab/>url(r'^(?P&lt;mode_id&gt;\d+)/$', views.detail, name='detail'),</text:span></text:p>
      <text:p text:style-name="P36"><text:span text:style-name="T54"><text:tab/>url(r'^diagnose/$', views.diagnose, name='diagnose'),</text:span></text:p>
      <text:p text:style-name="P36"><text:span text:style-name="T54"><text:tab/>url(r'^diagnose/(?P&lt;mode_id&gt;\d+)/$', views.dgdetail, name='dgdetail'),</text:span></text:p>
      <text:p text:style-name="P36"><text:span text:style-name="T54"><text:tab/>url(r'^dfunction/(?P&lt;function_id&gt;\w+)/$', views.dfunction, name='function_id'),</text:span></text:p>
      <text:p text:style-name="P36"><text:span text:style-name="T54"><text:tab/>url(r'^manage/$', views.datamanage),</text:span></text:p>
      <text:p text:style-name="P21"><text:span text:style-name="T54"/></text:p>
      <text:p text:style-name="P21"><text:span text:style-name="T54"><text:tab/>由此可见</text:span><text:span text:style-name="T55">，url后的括号内，前半部分为正则表达式，后半部分为view的具体路径。</text:span></text:p>
      <text:p text:style-name="P21"><text:span text:style-name="T55"><text:tab/>由前文可见</text:span><text:span text:style-name="T56">，任何一个url被解析后都指向具体的view，这为调用图片，视频等非html的文件造成了困难。Django提供了一种功能，可以指定一个特殊的路径，通常称之为/media，可以让它指向项目目录中具体的文件，而不是view函数。在本项目中，实现这个功能的语句是这一句</text:span><text:span text:style-name="T57">：</text:span></text:p>
      <text:p text:style-name="P37"><text:span text:style-name="T54"/></text:p>
      <text:p text:style-name="P37"><text:span text:style-name="T54">url(r'^media/(?P&lt;path&gt;.*)$', 'django.views.static.serve',{'document_root': settings.MEDIA_ROOT}),</text:span></text:p>
      <text:p text:style-name="P21"><text:span text:style-name="T54"/></text:p>
      <text:p text:style-name="P21"><text:span text:style-name="T54">可见/media目录被指向一个一个称为</text:span><text:span text:style-name="T58">MEDIA_ROOT的常量，这个常量在settings.py中定义，定义如下：</text:span></text:p>
      <text:p text:style-name="P22"><text:span text:style-name="T54"><text:tab/></text:span><text:span text:style-name="T58">MEDIA_ROOT = '/home/wny/fd_sys/mysite/media'</text:span></text:p>
      <text:p text:style-name="P22"><text:span text:style-name="T58">这里要求用绝对路径给出，而项目目录即为'/home/wny/fd_sys/mysite/',所以从相对路径来看</text:span><text:span text:style-name="T61">，</text:span><text:span text:style-name="T58">以/media开始的URL请求，被指向了项目目录下的/media目录及其中的文件。</text:span></text:p>
      <text:p text:style-name="P22"><text:span text:style-name="T58"/></text:p>
      <text:p text:style-name="P7"><text:span text:style-name="T2"><text:tab/></text:span><text:span text:style-name="T30">2</text:span><text:span text:style-name="T31">.</text:span><text:span text:style-name="T30">2 </text:span><text:span text:style-name="T31">模板设计</text:span></text:p>
      <text:p text:style-name="P19"/>
      <text:p text:style-name="P28"><text:span text:style-name="T2"><text:tab/>模板是一些包含参数与嵌入python代码的html文件</text:span><text:span text:style-name="T12">，我们</text:span><text:span text:style-name="T36">可以利用Django提供的模板继承功能实现一系列的模板。</text:span></text:p>
      <text:p text:style-name="P29"><text:tab/>我们的模板文件<text:span text:style-name="T59">，都存于项目目录或者app目录下的/templates</text:span><text:span text:style-name="T60">目录。</text:span></text:p>
      <text:p text:style-name="P29"><text:span text:style-name="T60"><text:tab/>其中最根本的模板文件是</text:span><text:span text:style-name="T62">/templates/frame.html</text:span></text:p>
      <text:p text:style-name="P30"><text:span text:style-name="T62"><text:tab/>其中关键的语句如下：</text:span></text:p>
      <text:p text:style-name="P30"><text:span text:style-name="T62"><text:tab/><text:tab/>{% block content %}{% endblock %}</text:span></text:p>
      <text:p text:style-name="P31"><text:span text:style-name="T62"><text:tab/>这是一个为继承预留的block，凡是继承frame.html的任何模板文件，都需要用具体的html代码实现，代替这一block。<text:tab/></text:span></text:p>
      <text:p text:style-name="P31"><text:span text:style-name="T62"><text:tab/><text:tab/>&lt;link rel = "stylesheet" type = "text/css" href = "/media/css/main.css"&gt;</text:span></text:p>
      <text:p text:style-name="P34"><text:span text:style-name="T31"><text:tab/></text:span><text:span text:style-name="T39">这一句是为了调用指定的css文件</text:span><text:span text:style-name="T40">，在css文件中规定了html中的各种样式，例如分块大小，字体样式，背景颜色等信息。此外由于该项目使用了第三方提供的纯</text:span><text:span text:style-name="T41">CSS图标(按钮)，所以在man.css文件中也包含了CSS图标的原始定义。</text:span></text:p>
      <text:p text:style-name="P42"><text:span text:style-name="T31"><text:tab/></text:span></text:p>
      <text:p text:style-name="P41"><text:soft-page-break/><text:span text:style-name="T31"><text:tab/></text:span><text:span text:style-name="T19">在project中还有以下的模板文件</text:span><text:span text:style-name="T20">：</text:span></text:p>
      <text:p text:style-name="P43"><text:span text:style-name="T20"><text:tab/><text:tab/></text:span><text:span text:style-name="T21">/templates/</text:span><text:span text:style-name="T22">homepage</text:span><text:span text:style-name="T21">.html</text:span></text:p>
      <text:p text:style-name="P32"><text:span text:style-name="T43"><text:tab/><text:tab/>/templates/</text:span><text:span text:style-name="T44">test</text:span><text:span text:style-name="T43">.html</text:span></text:p>
      <text:p text:style-name="P33"><text:span text:style-name="T43"><text:tab/><text:tab/>/</text:span><text:span text:style-name="T45">fault_data</text:span><text:span text:style-name="T43">/templates/</text:span><text:span text:style-name="T45">details/details</text:span><text:span text:style-name="T43">.html</text:span></text:p>
      <text:p text:style-name="P44"><text:span text:style-name="T31"><text:tab/><text:tab/></text:span><text:span text:style-name="T21">/</text:span><text:span text:style-name="T23">fault_data</text:span><text:span text:style-name="T21">/templates/</text:span><text:span text:style-name="T23">details/dgdetails</text:span><text:span text:style-name="T21">.html</text:span></text:p>
      <text:p text:style-name="P45"><text:span text:style-name="T21"><text:tab/><text:tab/>/</text:span><text:span text:style-name="T23">fault_data</text:span><text:span text:style-name="T21">/templates/</text:span><text:span text:style-name="T23">d</text:span><text:span text:style-name="T24">iagnose</text:span><text:span text:style-name="T23">/d</text:span><text:span text:style-name="T24">iagnose</text:span><text:span text:style-name="T21">.html</text:span></text:p>
      <text:p text:style-name="P45"><text:span text:style-name="T21"><text:tab/><text:tab/>/</text:span><text:span text:style-name="T23">fault_data</text:span><text:span text:style-name="T21">/templates/</text:span><text:span text:style-name="T23">d</text:span><text:span text:style-name="T24">iagnose</text:span><text:span text:style-name="T23">/d</text:span><text:span text:style-name="T24">function</text:span><text:span text:style-name="T21">.html</text:span></text:p>
      <text:p text:style-name="P46"><text:span text:style-name="T21"><text:tab/><text:tab/>/</text:span><text:span text:style-name="T23">fault_data</text:span><text:span text:style-name="T21">/templates/</text:span><text:span text:style-name="T23">d</text:span><text:span text:style-name="T24">iagnose</text:span><text:span text:style-name="T23">/</text:span><text:span text:style-name="T25">search_list</text:span><text:span text:style-name="T21">.html</text:span></text:p>
      <text:p text:style-name="P47"><text:span text:style-name="T21"><text:tab/><text:tab/></text:span><text:span text:style-name="T26">/fault_data/templates/manage/data_manage.html</text:span></text:p>
      <text:p text:style-name="P48"><text:span text:style-name="T26"><text:tab/><text:tab/></text:span><text:span text:style-name="T27">/fault_data/templates/modes/databrose.html</text:span></text:p>
      <text:p text:style-name="P49"><text:span text:style-name="T28">这其中的大多数模板文件都继承了frame.html.</text:span></text:p>
      <text:p text:style-name="P49"><text:span text:style-name="T28"/></text:p>
      <text:p text:style-name="P41"><text:span text:style-name="T32">2.3 CSS设计</text:span></text:p>
      <text:p text:style-name="P24"><text:span text:style-name="T32"><text:tab/></text:span></text:p>
      <text:p text:style-name="P24"><text:span text:style-name="T32"><text:tab/></text:span><text:span text:style-name="T37">利用</text:span><text:span text:style-name="T38">CSS可以简化对于html的设计。同时CSS提供的按钮或图标可以避免图片的堆积，提高了页面的调用效率</text:span><text:span text:style-name="T42">。</text:span></text:p>
      <text:p text:style-name="P24"><text:span text:style-name="T42"><text:tab/>(内容待补充)</text:span></text:p>
      <text:p text:style-name="P16"/>
      <text:p text:style-name="P5"><text:span text:style-name="T4">3</text:span><text:span text:style-name="T3">.后端设计</text:span></text:p>
      <text:p text:style-name="P20"/>
      <text:p text:style-name="P3"><text:span text:style-name="T2"><text:tab/></text:span><text:span text:style-name="T30">3</text:span><text:span text:style-name="T33">.1 </text:span><text:span text:style-name="T34">View(</text:span><text:span text:style-name="T33">视图</text:span><text:span text:style-name="T34">)</text:span><text:span text:style-name="T33">设计</text:span></text:p>
      <text:p text:style-name="P20"/>
      <text:p text:style-name="P3"><text:span text:style-name="T2"><text:tab/></text:span><text:span text:style-name="T30">3</text:span><text:span text:style-name="T35">.</text:span><text:span text:style-name="T33">2</text:span><text:span text:style-name="T31"> 数据库设计</text:span></text:p>
      <text:p text:style-name="P4"><text:span text:style-name="T2"><text:tab/><text:tab/></text:span><text:span text:style-name="T13">Django系统采用的是</text:span><text:span text:style-name="T14">采用MVC设计模式。 M：Model V；View C：Controller</text:span><text:span text:style-name="T15">。数据库中的每一个</text:span><text:span text:style-name="T16">T</text:span><text:span text:style-name="T15">able对应着一个</text:span><text:span text:style-name="T16">C</text:span><text:span text:style-name="T15">lass。一般情况下并不用具体的</text:span><text:span text:style-name="T16">SQL代码来操作数据库中的数据，而是采用经过Python封装后的方法进行操作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ahoma" svg:font-family="Tahoma, Helvetica, SimSun, sans-serif"/>
    <style:font-face style:name="华文楷体" svg:font-family="华文楷体" style:font-pitch="variable"/>
    <style:font-face style:name="宋体" svg:font-family="宋体" style:font-pitch="variable"/>
    <style:font-face style:name="新宋体" svg:font-family="新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宋体1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文档信息" style:family="paragraph" style:parent-style-name="Standard">
      <style:paragraph-properties fo:text-align="center" style:justify-single-word="false"/>
      <style:text-properties fo:font-size="10pt" style:font-name-asian="华文楷体" style:font-size-asian="10pt"/>
    </style:style>
    <style:style style:name="文档信息内容" style:family="paragraph" style:parent-style-name="Standard">
      <style:paragraph-properties fo:margin-left="0.37cm" fo:margin-right="0.37cm" fo:text-align="center" style:justify-single-word="false" fo:text-indent="0cm" style:auto-text-indent="false"/>
      <style:text-properties fo:font-size="10pt" style:font-name-asian="华文楷体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ny </meta:initial-creator>
    <meta:creation-date>2013-04-21T22:33:20</meta:creation-date>
    <meta:generator>LibreOffice/4.0.0.3$Linux_X86_64 LibreOffice_project/7545bee9c2a0782548772a21bc84a9dcc583b89</meta:generator>
    <dc:date>2013-04-22T10:33:43</dc:date>
    <dc:creator>wny </dc:creator>
    <meta:editing-duration>PT2H7M59S</meta:editing-duration>
    <meta:editing-cycles>74</meta:editing-cycles>
    <meta:document-statistic meta:table-count="1" meta:image-count="0" meta:object-count="0" meta:page-count="3" meta:paragraph-count="77" meta:word-count="1338" meta:character-count="3079" meta:non-whitespace-character-count="2954"/>
  </office:meta>
</office:document-meta>
</file>